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640000007E64534E6A0C729AF4.png" manifest:media-type="image/png"/>
  <manifest:file-entry manifest:full-path="Pictures/1000000000000024000000415F4E72B7D0FAA93B.png" manifest:media-type="image/png"/>
  <manifest:file-entry manifest:full-path="Pictures/100000000000001B0000009ADFB7B57ABC503F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05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0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05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05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459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05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516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976" svg:stroke-width="0.019cm" svg:stroke-color="#01a6e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058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6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059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7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060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8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bitmap" draw:fill-color="#99ccff" draw:fill-image-name="Bitmape_20_6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bitmap" draw:fill-color="#99ccff" draw:fill-image-name="Bitmape_20_7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99ccff" draw:fill-image-name="Bitmape_20_8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215cm" svg:y1="14.039cm" svg:x2="9.181cm" svg:y2="14.987cm">
            <text:p/>
          </draw:line>
          <draw:line draw:style-name="gr2" draw:text-style-name="P1" draw:layer="layout" svg:x1="9.215cm" svg:y1="14.779cm" svg:x2="11.836cm" svg:y2="15.896cm">
            <text:p/>
          </draw:line>
          <draw:frame draw:style-name="gr3" draw:text-style-name="P3" draw:layer="layout" svg:width="0.35cm" svg:height="0.38cm" svg:x="9.279cm" svg:y="14.434cm">
            <draw:text-box>
              <text:p text:style-name="P2"><text:span text:style-name="T1">O</text:span></text:p>
            </draw:text-box>
          </draw:frame>
          <draw:frame draw:style-name="gr4" draw:text-style-name="P4" draw:layer="layout" svg:width="0.348cm" svg:height="0.459cm" svg:x="10.947cm" svg:y="13.746cm">
            <draw:text-box>
              <text:p text:style-name="P2"><text:span text:style-name="T2">x</text:span></text:p>
            </draw:text-box>
          </draw:frame>
          <draw:frame draw:style-name="gr5" draw:text-style-name="P4" draw:layer="layout" svg:width="0.408cm" svg:height="0.516cm" svg:x="11.335cm" svg:y="15.664cm">
            <draw:text-box>
              <text:p text:style-name="P2"><text:span text:style-name="T2">y</text:span></text:p>
            </draw:text-box>
          </draw:frame>
          <draw:circle draw:style-name="gr6" draw:text-style-name="P1" draw:layer="layout" svg:width="1.498cm" svg:height="1.498cm" svg:x="8.691cm" svg:y="14.118cm" draw:kind="arc" draw:start-angle="327" draw:end-angle="28.87">
            <text:p/>
          </draw:circle>
          <draw:g>
            <draw:g>
              <draw:path draw:style-name="gr7" draw:text-style-name="P5" draw:layer="layout" svg:width="0.244cm" svg:height="1.298cm" svg:x="10.177cm" svg:y="13.676cm" svg:viewBox="0 0 245 1299" svg:d="M0 1291c55-431 109-861 164-1291 27 3 54 6 81 9-54 430-109 860-163 1290-27-3-55-5-82-8z">
                <text:p/>
              </draw:path>
              <draw:path draw:style-name="gr8" draw:text-style-name="P6" draw:layer="layout" svg:width="0.937cm" svg:height="1.082cm" svg:x="9.38cm" svg:y="13.793cm" svg:viewBox="0 0 938 1083" svg:d="M0 1036c291-345 581-691 872-1036 22 16 44 31 66 47-291 345-581 690-872 1036-22-16-44-32-66-47z">
                <text:p/>
              </draw:path>
              <draw:path draw:style-name="gr9" draw:text-style-name="P7" draw:layer="layout" svg:width="0.324cm" svg:height="0.536cm" svg:x="10.177cm" svg:y="13.496cm" svg:viewBox="0 0 325 537" svg:d="M0 492c54-164 107-328 161-492 54 15 109 30 164 45-54 164-107 328-160 492-55-15-110-30-165-45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6" draw:display-name="Bitmape 6" xlink:href="Pictures/100000000000001B0000009ADFB7B57ABC503F8A.png" xlink:type="simple" xlink:show="embed" xlink:actuate="onLoad"/>
    <draw:fill-image draw:name="Bitmape_20_7" draw:display-name="Bitmape 7" xlink:href="Pictures/10000000000000640000007E64534E6A0C729AF4.png" xlink:type="simple" xlink:show="embed" xlink:actuate="onLoad"/>
    <draw:fill-image draw:name="Bitmape_20_8" draw:display-name="Bitmape 8" xlink:href="Pictures/1000000000000024000000415F4E72B7D0FAA93B.png" xlink:type="simple" xlink:show="embed" xlink:actuate="onLoad"/>
    <draw:marker draw:name="Arrow" svg:viewBox="0 0 20 30" svg:d="M10 0l-10 30h20z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976" draw:display-name="Dashed (var) 6976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8:42.583988322</meta:creation-date>
    <dc:date>2018-02-09T12:29:06.153424021</dc:date>
    <meta:editing-duration>PT24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